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weight="normal"/>
    </style:style>
    <style:style style:name="P5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0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0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11" style:family="paragraph" style:parent-style-name="Text_20_body" style:list-style-name="L9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12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13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14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15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16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17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9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1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00a65d"/>
    </style:style>
    <style:style style:name="P21" style:family="paragraph" style:parent-style-name="Text_20_body" style:list-style-name="L10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22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23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24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9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0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1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30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31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32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style:text-blinking="false" fo:background-color="transparent"/>
    </style:style>
    <style:style style:name="P33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style:text-blinking="false" fo:background-color="#00a65d"/>
    </style:style>
    <style:style style:name="P34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</style:style>
    <style:style style:name="P35" style:family="paragraph" style:parent-style-name="Text_20_body">
      <loext:graphic-properties draw:fill="solid" draw:fill-color="#ffffff" draw:opacity="100%"/>
      <style:paragraph-properties fo:margin-top="0cm" fo:margin-bottom="0.212cm" loext:contextual-spacing="false" fo:line-height="120%" fo:text-align="center" style:justify-single-word="false" fo:background-color="#ffffff" style:writing-mode="lr-tb"/>
    </style:style>
    <style:style style:name="P36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7" style:family="text">
      <style:text-properties fo:background-color="#00a65d" loext:char-shading-value="0"/>
    </style:style>
    <style:style style:name="T8" style:family="text">
      <style:text-properties fo:background-color="#00a65d" loext:char-shading-value="0"/>
    </style:style>
    <style:style style:name="T9" style:family="text">
      <style:text-properties fo:background-color="#ffffff"/>
    </style:style>
    <style:style style:name="T10" style:family="text">
      <style:text-properties fo:background-color="#ffffff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52ccaa2b-7fff-6a92-8963-fbe70a17c670"/>Core Java: Part 1</text:p>
      <text:p text:style-name="P2">Which of the following are keywords in Java programming language</text:p>
      <text:list xml:id="list2311294985" text:style-name="L4">
        <text:list-item>
          <text:p text:style-name="P22">a) <text:span text:style-name="T7">public</text:span></text:p>
        </text:list-item>
        <text:list-item>
          <text:p text:style-name="P15">b) <text:span text:style-name="T7">static</text:span></text:p>
        </text:list-item>
        <text:list-item>
          <text:p text:style-name="P15">c) <text:span text:style-name="T7">void</text:span></text:p>
        </text:list-item>
        <text:list-item>
          <text:p text:style-name="P5">d) main</text:p>
        </text:list-item>
        <text:list-item>
          <text:p text:style-name="P24">e) scope</text:p>
        </text:list-item>
      </text:list>
      <text:p text:style-name="P2">Consider the code</text:p>
      <text:p text:style-name="P32">private static void printTotal(int i, int j) {</text:p>
      <text:p text:style-name="P32">int sum = i + j;</text:p>
      <text:p text:style-name="P32">System.out.println("This program performs addition " +</text:p>
      <text:p text:style-name="P32">"using two numbers supplied.");</text:p>
      <text:p text:style-name="P32">System.out.println("The two numbers and the sum: " +</text:p>
      <text:p text:style-name="P32">i + " + " + j + " = " + sum);</text:p>
      <text:p text:style-name="P32">}</text:p>
      <text:p text:style-name="P3">In the above code which of the following define local variables:</text:p>
      <text:list xml:id="list2059130003" text:style-name="L5">
        <text:list-item>
          <text:p text:style-name="P17">a) i, j only.</text:p>
        </text:list-item>
        <text:list-item>
          <text:p text:style-name="P6">b) sum only.</text:p>
        </text:list-item>
        <text:list-item>
          <text:p text:style-name="P14">c) <text:span text:style-name="T7">i, j and sum.</text:span></text:p>
        </text:list-item>
        <text:list-item>
          <text:p text:style-name="P25">d) There are no local variables.</text:p>
        </text:list-item>
      </text:list>
      <text:p text:style-name="P2">Which of the following are correct regarding Java variables</text:p>
      <text:list xml:id="list3022964688" text:style-name="L6">
        <text:list-item>
          <text:p text:style-name="P18">a) The default value for boolean variable is: true.</text:p>
        </text:list-item>
        <text:list-item>
          <text:p text:style-name="P7">b) A literal and a variable are the same.</text:p>
        </text:list-item>
        <text:list-item>
          <text:p text:style-name="P13">c) <text:span text:style-name="T7">This is a valid variable declaration: int _52 = 52;</text:span></text:p>
        </text:list-item>
        <text:list-item>
          <text:p text:style-name="P30">d) <text:span text:style-name="T7">This is a valid instance variable declaration: int i, j = 10;</text:span></text:p>
        </text:list-item>
      </text:list>
      <text:p text:style-name="P2">Consider the code:</text:p>
      <text:p text:style-name="P32">// This program prints text and an integer number.</text:p>
      <text:p text:style-name="P32">public class YearPrinter {</text:p>
      <text:p text:style-name="P32"><text:soft-page-break/>public static void main(String [] args) {</text:p>
      <text:p text:style-name="P32">int year= 2013;</text:p>
      <text:p text:style-name="P32">System.out.println("This year is: " + year);</text:p>
      <text:p text:style-name="P32">}</text:p>
      <text:p text:style-name="P32">}</text:p>
      <text:p text:style-name="P3">Which of the following are correct of the above code:</text:p>
      <text:list xml:id="list2518600452" text:style-name="L7">
        <text:list-item>
          <text:p text:style-name="P23">a) <text:span text:style-name="T7">“year” is a numeric variable</text:span>.</text:p>
        </text:list-item>
        <text:list-item>
          <text:p text:style-name="P16">b) <text:span text:style-name="T7">‘System.out.println(“This year is: ” + year);’ is a statement.</text:span></text:p>
        </text:list-item>
        <text:list-item>
          <text:p text:style-name="P16">c) <text:span text:style-name="T7">“YearPrinter” is the name of a class.</text:span></text:p>
        </text:list-item>
        <text:list-item>
          <text:p text:style-name="P16">d) <text:span text:style-name="T7">“main” is the name of a method.</text:span></text:p>
        </text:list-item>
        <text:list-item>
          <text:p text:style-name="P31">e) <text:span text:style-name="T7">“//” is used to write a comment within a class.</text:span></text:p>
        </text:list-item>
      </text:list>
      <text:p text:style-name="P4"><text:span text:style-name="T3">Q 5 :</text:span><text:span text:style-name="T6"> </text:span><text:span text:style-name="T3">Which of the following code snippets corre</text:span><text:span text:style-name="T1">ctly show statement “blocks”</text:span></text:p>
      <text:p text:style-name="P3">a.</text:p>
      <text:p text:style-name="P33">public int calculate(int a, int b) {</text:p>
      <text:p text:style-name="P33">int c = a + b;</text:p>
      <text:p text:style-name="P33">System.out.println("a+b = " + c);</text:p>
      <text:p text:style-name="P33">return c;</text:p>
      <text:p text:style-name="P33">}</text:p>
      <text:p text:style-name="P3">b.</text:p>
      <text:p text:style-name="P33">String a = "Java";</text:p>
      <text:p text:style-name="P33">String b = "programming";</text:p>
      <text:p text:style-name="P33">String c = "Java programming";</text:p>
      <text:p text:style-name="P33">if (c.equals(a + b)) {</text:p>
      <text:p text:style-name="P33">System.out.println("Java programming"); // prints Java programming</text:p>
      <text:p text:style-name="P33">}</text:p>
      <text:p text:style-name="P3">c.</text:p>
      <text:p text:style-name="P33">{</text:p>
      <text:p text:style-name="P33">Object object = null;</text:p>
      <text:p text:style-name="P33">}</text:p>
      <text:p text:style-name="P3">d.</text:p>
      <text:p text:style-name="P33"><text:soft-page-break/>Integer i = null;</text:p>
      <text:p text:style-name="P33">try {</text:p>
      <text:p text:style-name="P33">i = new Integer("56");</text:p>
      <text:p text:style-name="P33">}</text:p>
      <text:p text:style-name="P33">catch(NumberFormatException nfe) {</text:p>
      <text:p text:style-name="P33">nfe.printStackTrace();</text:p>
      <text:p text:style-name="P33">}</text:p>
      <text:p text:style-name="P2">To create a Java application which of the following are required</text:p>
      <text:list xml:id="list4023756069" text:style-name="L8">
        <text:list-item>
          <text:p text:style-name="P29">a) <text:span text:style-name="T7">A source code file.</text:span></text:p>
        </text:list-item>
        <text:list-item>
          <text:p text:style-name="P12">b) <text:span text:style-name="T7">Java programming language compiler.</text:span></text:p>
        </text:list-item>
        <text:list-item>
          <text:p text:style-name="P12">c) <text:span text:style-name="T7">A text editor or an IDE.</text:span></text:p>
        </text:list-item>
        <text:list-item>
          <text:p text:style-name="P29">d) <text:span text:style-name="T7">The Java application launcer.</text:span></text:p>
        </text:list-item>
      </text:list>
      <text:p text:style-name="P2">Consider the code</text:p>
      <text:p text:style-name="P32">public class YearPrinter {</text:p>
      <text:p text:style-name="P32">public static void main(String [] args) {</text:p>
      <text:p text:style-name="P32">new YearPrinter().printIt();</text:p>
      <text:p text:style-name="P32">}</text:p>
      <text:p text:style-name="P32">private void printIt() {</text:p>
      <text:p text:style-name="P32">int year= 2013;</text:p>
      <text:p text:style-name="P32">System.out.println("This year is: " + year);</text:p>
      <text:p text:style-name="P32">}</text:p>
      <text:p text:style-name="P34"> </text:p>
      <text:p text:style-name="P32">}</text:p>
      <text:p text:style-name="P3">Which one of the following is correct after the above is compiled and run:</text:p>
      <text:list xml:id="list1901587750" text:style-name="L9">
        <text:list-item>
          <text:p text:style-name="P19">a) There is a compile time error.</text:p>
        </text:list-item>
        <text:list-item>
          <text:p text:style-name="P11">b)<text:span text:style-name="T7"> The program prints “The year is: 2013”.</text:span></text:p>
        </text:list-item>
        <text:list-item>
          <text:p text:style-name="P26">c) There is a runtime error.</text:p>
        </text:list-item>
      </text:list>
      <text:p text:style-name="P2">Consider the code</text:p>
      <text:p text:style-name="P32">package mypackage;</text:p>
      <text:p text:style-name="P34"> </text:p>
      <text:p text:style-name="P32">public class ClassA {</text:p>
      <text:p text:style-name="P32">public static void main(String [] args) {</text:p>
      <text:p text:style-name="P32"><text:soft-page-break/>new ClassA().doThis();</text:p>
      <text:p text:style-name="P32">}</text:p>
      <text:p text:style-name="P32">public void doThis() {</text:p>
      <text:p text:style-name="P32">System.out.println("Running the ClassA class.");</text:p>
      <text:p text:style-name="P32">}</text:p>
      <text:p text:style-name="P32">}</text:p>
      <text:p text:style-name="P3">Assume that the ClassA.java is in the current directory. And, all the Java commands are run from the current directory. Which of the following are correct:</text:p>
      <text:p text:style-name="P35"> </text:p>
      <text:list xml:id="list951477321" text:style-name="L10">
        <text:list-item>
          <text:p text:style-name="P21">a) <text:span text:style-name="T7">The command “javac -d . ClassA.java” at command prompt creates a directory called mypackage, and ClassA.class file within that directory.</text:span></text:p>
        </text:list-item>
        <text:list-item>
          <text:p text:style-name="P10">b) <text:span text:style-name="T7">The above class can be run at the command prompt using the command “java mypackage.ClassA”.</text:span></text:p>
        </text:list-item>
        <text:list-item>
          <text:p text:style-name="P8">c) The above class can be run at the command prompt using the command “java ClassA”.</text:p>
        </text:list-item>
        <text:list-item>
          <text:p text:style-name="P27">d) The above class can be run at the command prompt using the command “java ClassA.class”.</text:p>
        </text:list-item>
      </text:list>
      <text:p text:style-name="P2">The package and import statements must be specified before a class definition within a class file</text:p>
      <text:p text:style-name="P3"><text:span text:style-name="T8">True</text:span> or false:</text:p>
      <text:p text:style-name="P2">Consider the following two Java classes</text:p>
      <text:p text:style-name="P32">ProgramA.java:</text:p>
      <text:p text:style-name="P34"> </text:p>
      <text:p text:style-name="P32">import java.util.ArrayList;</text:p>
      <text:p text:style-name="P32">public class ProgramA {</text:p>
      <text:p text:style-name="P34"> </text:p>
      <text:p text:style-name="P32">public static void main (String [] rrr) {</text:p>
      <text:p text:style-name="P32">ArrayList&lt;String&gt; list1 = new ArrayList&lt;String&gt;();</text:p>
      <text:p text:style-name="P32">list1.add("element 1");</text:p>
      <text:p text:style-name="P32">System.out.println("An element is added to the array list.");</text:p>
      <text:p text:style-name="P32">}</text:p>
      <text:p text:style-name="P32">}</text:p>
      <text:p text:style-name="P34"><text:soft-page-break/> </text:p>
      <text:p text:style-name="P32">ProgramB.java:</text:p>
      <text:p text:style-name="P34"> </text:p>
      <text:p text:style-name="P32">public class ProgramB {</text:p>
      <text:p text:style-name="P34"> </text:p>
      <text:p text:style-name="P32">public static void main (String [] args) {</text:p>
      <text:p text:style-name="P32">java.util.ArrayList&lt;String&gt; list = new java.util.ArrayList&lt;String&gt;();</text:p>
      <text:p text:style-name="P32">list.add("element 1");</text:p>
      <text:p text:style-name="P32">System.out.println("An element is added to the array list.");</text:p>
      <text:p text:style-name="P32">}</text:p>
      <text:p text:style-name="P32">}</text:p>
      <text:p text:style-name="P3">Which of the following are correct of the above two classes:</text:p>
      <text:list xml:id="list2933703746" text:style-name="L11">
        <text:list-item>
          <text:p text:style-name="P20"><text:span text:style-name="T10">a) </text:span>Both ProgramA and ProgramB compile, run and print “An element is added to the arraylist .”.</text:p>
        </text:list-item>
        <text:list-item>
          <text:p text:style-name="P9">b) Only ProgramA compiles, runs and prints “An element is added to the arraylist .”.</text:p>
        </text:list-item>
        <text:list-item>
          <text:p text:style-name="P9">c) Only ProgramB compiles, runs and print “An element is added to the arraylist .”.</text:p>
        </text:list-item>
        <text:list-item>
          <text:p text:style-name="P28">d) Both ProgramA and ProgramB fail to compile and run.</text:p>
        </text:list-item>
      </text:list>
      <text:p text:style-name="P1"><text:line-break/></text:p>
      <text:p text:style-name="P36">Which of the following is not introduced with Java 8?</text:p>
      <text:p text:style-name="P37">a) Stream API</text:p>
      <text:p text:style-name="P37">b) <text:span text:style-name="T8">Serialization</text:span></text:p>
      <text:p text:style-name="P37">c) Spliterator</text:p>
      <text:p text:style-name="P37">d) Lambda Expression</text:p>
      <text:p text:style-name="Text_20_body"/>
      <text:p text:style-name="P36">What is the purpose of BooleanSupplier function interface?</text:p>
      <text:p text:style-name="P37">a) <text:span text:style-name="T8">represents supplier of Boolean-valued results</text:span></text:p>
      <text:p text:style-name="P37">b) returns Boolean-valued result</text:p>
      <text:p text:style-name="P37">c) There is no such function interface</text:p>
      <text:p text:style-name="P37">d) returns null if Boolean is passed as argument</text:p>
      <text:p text:style-name="Text_20_body"><text:soft-page-break/></text:p>
      <text:p text:style-name="P36">What is the return type of lambda expression?</text:p>
      <text:p text:style-name="P37">a) String</text:p>
      <text:p text:style-name="P37">b) Object</text:p>
      <text:p text:style-name="P37">c) void</text:p>
      <text:p text:style-name="P37">d) <text:span text:style-name="T8">Function</text:span></text:p>
      <text:p text:style-name="Text_20_body"/>
      <text:p text:style-name="P36">Which is the new method introduced in java 8 to iterate over a collection?</text:p>
      <text:p text:style-name="P37">a) for (String i : StringList)</text:p>
      <text:p text:style-name="P37">b) foreach (String i : StringList)</text:p>
      <text:p text:style-name="P37">c) <text:span text:style-name="T8">StringList.forEach()</text:span></text:p>
      <text:p text:style-name="P37">d) List.for()</text:p>
      <text:p text:style-name="Text_20_body"/>
      <text:p text:style-name="P36">What are the two types of Streams offered by java 8?</text:p>
      <text:p text:style-name="P37">a) <text:span text:style-name="T8">sequential and parallel</text:span></text:p>
      <text:p text:style-name="P37">b) sequential and random</text:p>
      <text:p text:style-name="P37">c) parallel and random</text:p>
      <text:p text:style-name="P37">d) random and synchronized</text:p>
      <text:p text:style-name="Text_20_body"/>
      <text:p text:style-name="P36">Which feature of java 8 enables us to create a work stealing thread pool using all available processors at its target?</text:p>
      <text:p text:style-name="P37">a) workPool</text:p>
      <text:p text:style-name="P37">b) <text:span text:style-name="T8">newWorkStealingPool</text:span></text:p>
      <text:p text:style-name="P37">c) threadPool</text:p>
      <text:p text:style-name="P37">d) workThreadPool</text:p>
      <text:p text:style-name="Text_20_body"/>
      <text:p text:style-name="P36">What does Files.lines(Path path) do?</text:p>
      <text:p text:style-name="P37">a) It reads all the files at the path specified as a String</text:p>
      <text:p text:style-name="P37">b) <text:span text:style-name="T8">It reads all the lines from a file as a Stream</text:span></text:p>
      <text:p text:style-name="P37">c) It reads the filenames at the path specified</text:p>
      <text:p text:style-name="P37"><text:soft-page-break/>d) It counts the number of lines for files at the path specified</text:p>
      <text:p text:style-name="Text_20_body"/>
      <text:p text:style-name="P36">What is Optional object used for?</text:p>
      <text:p text:style-name="P37">a) Optional is used for optional runtime argument</text:p>
      <text:p text:style-name="P37">b) Optional is used for optional spring profile</text:p>
      <text:p text:style-name="P37">c)<text:span text:style-name="T8"> Optional is used to represent null with absent value</text:span></text:p>
      <text:p text:style-name="P37">d) Optional means it’s not mandatory for method to return object</text:p>
      <text:p text:style-name="Text_20_body"/>
      <text:p text:style-name="P36">What is the substitute of Rhino javascript engine in Java 8?</text:p>
      <text:p text:style-name="P37">a) <text:span text:style-name="T8">Nashorn</text:span></text:p>
      <text:p text:style-name="P37">b) V8</text:p>
      <text:p text:style-name="P37">c) Inscript</text:p>
      <text:p text:style-name="P37">d) Narcissus</text:p>
      <text:p text:style-name="Text_20_body"/>
      <text:p text:style-name="P36">What does SAM stand for in the context of Functional Interface?</text:p>
      <text:p text:style-name="P37">a) Single Ambivalue Method</text:p>
      <text:p text:style-name="P37">b) <text:span text:style-name="T8">Single Abstract Method</text:span></text:p>
      <text:p text:style-name="P37">c) Simple Active Markup</text:p>
      <text:p text:style-name="P37">d) Simple Abstract Markup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9:06:39.860739363</meta:creation-date>
    <dc:date>2019-05-30T20:00:52.957814294</dc:date>
    <meta:editing-duration>PT8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7" meta:paragraph-count="184" meta:word-count="1034" meta:character-count="5751" meta:non-whitespace-character-count="4914"/>
  </office:meta>
</office:document-meta>
</file>